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ClassificationTriplet.ObjectClassificationTriplet( byte objectClass , ObjectType objectType , boolean dataInContainer , boolean containerHasOEG , boolean dataInOCD , String objLev , String com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bjectClassificationTriplet.getStructureFlagsAsBytes( boolean dataInContainer , boolean containerHasOEG , boolean dataInOC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bjectClassificationTriplet.ObjectClassificationTriplet( byte objectClass , ObjectType objectType , boolean dataInContainer , boolean containerHasOEG , boolean dataInOC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lassificationTriplet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lassificationTriplet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